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3e5d" officeooo:paragraph-rsid="00143e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vrouw Jolanda: JES Rijnland</text:p>
      <text:p text:style-name="P1"/>
      <text:p text:style-name="P1">Vrouwen : Dinsdag Ochtend and Donderdag Octands : 9-12</text:p>
      <text:p text:style-name="P1">Mannen: Dis Ochtend 9-12 <text:s/>Merwijk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24T12:14:36.890420632</meta:creation-date>
    <dc:date>2014-07-24T12:17:10.123418946</dc:date>
    <dc:creator>Mohamed Tleis</dc:creator>
    <meta:editing-duration>P0D</meta:editing-duration>
    <meta:editing-cycles>1</meta:editing-cycles>
    <meta:document-statistic meta:table-count="0" meta:image-count="0" meta:object-count="0" meta:page-count="1" meta:paragraph-count="3" meta:word-count="18" meta:character-count="118" meta:non-whitespace-character-count="101"/>
    <meta:generator>LibreOffice/4.2.5.2$Linux_X86_64 LibreOffice_project/420m0$Build-2</meta:generator>
  </office:meta>
</office:document-meta>
</file>